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Black" svg:font-family="'Arial Black'"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svg:stroke-color="#ff8000" draw:fill="solid" draw:fill-color="#666666" draw:textarea-vertical-align="middle"/>
    </style:style>
    <style:style style:name="gr2" style:family="graphic" style:parent-style-name="objectwithoutfill">
      <style:graphic-properties svg:stroke-color="#ff0000" draw:fill="solid" draw:fill-color="#666666" draw:textarea-vertical-align="middle"/>
    </style:style>
    <style:style style:name="gr3" style:family="graphic" style:parent-style-name="objectwithoutfill">
      <style:graphic-properties svg:stroke-color="#666666" draw:fill="solid" draw:fill-color="#666666" draw:textarea-vertical-align="middle"/>
    </style:style>
    <style:style style:name="P1" style:family="paragraph">
      <loext:graphic-properties draw:fill="solid" draw:fill-color="#666666"/>
      <style:paragraph-properties fo:text-align="center"/>
    </style:style>
  </office:automatic-styles>
  <office:body>
    <office:drawing>
      <draw:page draw:name="page1" draw:style-name="dp1" draw:master-page-name="Default">
        <draw:path draw:style-name="gr1" draw:text-style-name="P1" draw:layer="layout" svg:width="14.338cm" svg:height="8.293cm" draw:transform="skewX (-6.26455629693219E-017) rotate (0.321664181142555) translate (1.93255951359707cm 12.1385440723679cm)" svg:viewBox="0 0 14339 8294" svg:d="M2959 0c724 63 1449 145 2161 297 541 117 1089 302 1504 678 364 329 783 584 1208 826 465 265 986 299 1493 391 512 92 1031 54 1546 127 524 74 1059 74 1589 106 432 26 860-54 1292-64 528-12 662-574 550-910-131-396-614-495-974-467-430 34-854 81-1270 213-455 144-902 382-1176 773-274 389-490 819-699 1250-275 567-557 1133-847 1694-335 646-923 1087-1441 1568-552 512-1252 816-1884 1207-533 330-1154 519-1780 573-632 54-1269 39-1896-32-433-49-860-160-1281-286-367-109-819-183-995-509-299-552 620-604 984-730 544-187 1130 17 1694 0 751-23 1509 11 2246 147 714 132 1445 234 2128 499 374 144 784 209 1134 412 362 210 782 237 1187 254l63 22">
          <text:p/>
        </draw:path>
        <draw:path draw:style-name="gr2" draw:text-style-name="P1" draw:layer="layout" svg:width="14.338cm" svg:height="8.293cm" draw:transform="rotate (0.321664181142555) translate (1.29755951359707cm 13.1545440723679cm)" svg:viewBox="0 0 14339 8294" svg:d="M2959 0c724 63 1449 145 2161 297 541 117 1089 302 1504 678 364 329 783 584 1208 826 465 265 986 299 1493 391 512 92 1031 54 1546 127 524 74 1059 74 1589 106 432 26 860-54 1292-64 528-12 662-574 550-910-131-396-614-495-974-467-430 34-854 81-1270 213-455 144-902 382-1176 773-274 389-490 819-699 1250-275 567-557 1133-847 1694-335 646-923 1087-1441 1568-552 512-1252 816-1884 1207-533 330-1154 519-1780 573-632 54-1269 39-1896-32-433-49-860-160-1281-286-367-109-819-183-995-509-299-552 620-604 984-730 544-187 1130 17 1694 0 751-23 1509 11 2246 147 714 132 1445 234 2128 499 374 144 784 209 1134 412 362 210 782 237 1187 254l63 22">
          <text:p/>
        </draw:path>
        <draw:path draw:style-name="gr3" draw:text-style-name="P1" draw:layer="layout" svg:width="14.338cm" svg:height="8.293cm" draw:transform="skewX (-6.26455629693219E-017) rotate (0.321664181142555) translate (2.44055951359707cm 11.2495440723679cm)" svg:viewBox="0 0 14339 8294" svg:d="M2959 0c724 63 1449 145 2161 297 541 117 1089 302 1504 678 364 329 783 584 1208 826 465 265 986 299 1493 391 512 92 1031 54 1546 127 524 74 1059 74 1589 106 432 26 860-54 1292-64 528-12 662-574 550-910-131-396-614-495-974-467-430 34-854 81-1270 213-455 144-902 382-1176 773-274 389-490 819-699 1250-275 567-557 1133-847 1694-335 646-923 1087-1441 1568-552 512-1252 816-1884 1207-533 330-1154 519-1780 573-632 54-1269 39-1896-32-433-49-860-160-1281-286-367-109-819-183-995-509-299-552 620-604 984-730 544-187 1130 17 1694 0 751-23 1509 11 2246 147 714 132 1445 234 2128 499 374 144 784 209 1134 412 362 210 782 237 1187 254l63 22">
          <text:p/>
        </draw:path>
        <draw:path draw:style-name="gr3" draw:text-style-name="P1" draw:layer="layout" svg:width="14.338cm" svg:height="8.293cm" draw:transform="rotate (0.321664181142555) translate (0.884559513597069cm 14.3515440723679cm)" svg:viewBox="0 0 14339 8294" svg:d="M2959 0c724 63 1449 145 2161 297 541 117 1089 302 1504 678 364 329 783 584 1208 826 465 265 986 299 1493 391 512 92 1031 54 1546 127 524 74 1059 74 1589 106 432 26 860-54 1292-64 528-12 662-574 550-910-131-396-614-495-974-467-430 34-854 81-1270 213-455 144-902 382-1176 773-274 389-490 819-699 1250-275 567-557 1133-847 1694-335 646-923 1087-1441 1568-552 512-1252 816-1884 1207-533 330-1154 519-1780 573-632 54-1269 39-1896-32-433-49-860-160-1281-286-367-109-819-183-995-509-299-552 620-604 984-730 544-187 1130 17 1694 0 751-23 1509 11 2246 147 714 132 1445 234 2128 499 374 144 784 209 1134 412 362 210 782 237 1187 254l63 22">
          <text:p/>
        </draw:path>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Black" svg:font-family="'Arial Black'"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4-23T07:06:42.410669890</meta:creation-date>
    <dc:date>2025-04-23T07:28:53.029071245</dc:date>
    <meta:editing-duration>PT1M42S</meta:editing-duration>
    <meta:editing-cycles>1</meta:editing-cycles>
    <meta:document-statistic meta:object-count="4"/>
    <meta:generator>LibreOffice/6.4.7.2$Linux_X86_64 LibreOffice_project/40$Build-2</meta:generator>
  </office:meta>
</office:document-meta>
</file>